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Message.prefixArgs( Object [ ] messageArgExpress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Message.ExpressionMessage( String expression , Object messageArgExpression1 , Object messageArgExpressio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Message.ExpressionMessage( String expression , Object messageArg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Message.ExpressionMessage( String expression , Object [ ] messageArgExpr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Message.ExpressionMessage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Message.ExpressionMessage( String expression , Object messageArgExpression1 , Object messageArgExpression2 , Object messageArgExpressio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